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2" draw:text-style-name="P1" draw:layer="layout" svg:width="25.199cm" svg:height="31.5cm" svg:x="1.4cm" svg:y="-7.497cm" presentation:class="subtitle" presentation:user-transformed="true">
          <draw:text-box>
            <text:p>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asdasdasdadasdasdasd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1T18:01:17.592000000</meta:creation-date>
    <dc:date>2025-01-01T18:01:22.189000000</dc:date>
    <meta:editing-duration>PT4S</meta:editing-duration>
    <meta:editing-cycles>1</meta:editing-cycles>
    <meta:document-statistic meta:object-count="25"/>
    <meta:generator>LibreOffice/7.6.4.1$Windows_X86_64 LibreOffice_project/e19e193f88cd6c0525a17fb7a176ed8e6a3e2aa1</meta:generator>
  </office:meta>
</office:document-meta>
</file>